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ÁN BALCÁZAR, GIULIANA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00102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62602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ÁN BALCÁZAR, GIULIANA LU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00102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62602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54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978566</text:p>
          </table:table-cell>
          <table:table-cell table:style-name="Tabla2.D3" office:value-type="string">
            <text:p text:style-name="P23">6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3:05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